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 fo:background-color="#FFFF00"/>
    </style:style>
    <style:style style:name="co1" style:family="table-column">
      <style:table-column-properties fo:break-before="auto" style:column-width="3.33375cm" style:use-optimal-column-width="true"/>
    </style:style>
    <style:style style:name="co2" style:family="table-column">
      <style:table-column-properties fo:break-before="auto" style:column-width="3.20145833333333cm" style:use-optimal-column-width="true"/>
    </style:style>
    <style:style style:name="co3" style:family="table-column">
      <style:table-column-properties fo:break-before="auto" style:column-width="3.51895833333333cm" style:use-optimal-column-width="true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dtype URI</text:p>
          </table:table-cell>
          <table:table-cell office:value-type="string" table:style-name="ce3">
            <text:p>RELATIONSHIP</text:p>
          </table:table-cell>
          <table:table-cell office:value-type="string" table:style-name="ce3">
            <text:p>ECV UR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aod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aerosol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aai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aerosol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aex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aerosol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aty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aerosol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dtype_aerP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aerosol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cfc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clou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ctp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clou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cth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clou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ctt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clou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cot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clou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cer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clou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lwp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clou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iwp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clou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jch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clou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cld_p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clou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ba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fir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co2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ghg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ch4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ghg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ga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glaciers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sec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iceShee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iv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iceShee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cfl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iceShee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gll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iceShee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map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landCov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ba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landCov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wb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landCov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snow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landCov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ndvi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landCov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alb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landCov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lai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landCov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sr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landCov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dtype_ocProd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oceanCol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dtype_chlorA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oceanCol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nlw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oceanCol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rrs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oceanCol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k_490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oceanCol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atot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oceanCol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bb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oceanCol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adg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oceanCol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v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oceanCol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aph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oceanCol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tc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ozon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np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ozon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lp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ozon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dtype_sic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seaIc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dtype_sit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seaIce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dtype_sie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seaI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ssh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seaLevel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sla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seaLevel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adt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seaLevel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msla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seaLevel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msl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seaLevel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msltr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seaLevel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mslamph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seaLevel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sstint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ss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sstskin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ss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sstsubsk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sst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dtype_sstDepth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ss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sstfnd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ss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ssmv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soilMs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ssmva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soilMs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ssms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soilMs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ssmsa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soilMs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swiv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soilMs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swiva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soilMs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swis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soilMs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swisa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soilMs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type_all</text:p>
          </table:table-cell>
          <table:table-cell office:value-type="string" table:style-name="ce5">
            <text:p>isBroader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4">
            <text:p>dtype_iop</text:p>
          </table:table-cell>
          <table:table-cell office:value-type="string" table:style-name="ce5">
            <text:p>isBroader</text:p>
          </table:table-cell>
          <table:table-cell office:value-type="string" table:style-name="ce4">
            <text:p>cciecv_oceanCol</text:p>
          </table:table-cell>
          <table:table-cell table:number-columns-repeated="16381"/>
        </table:table-row>
        <table:table-row table:number-rows-repeated="1048506" table:style-name="ro1">
          <table:table-cell table:number-columns-repeated="16384"/>
        </table:table-row>
      </table:table>
      <table:table table:name="Sheet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uth Petrie</meta:initial-creator>
    <dc:creator>Ruth Petrie</dc:creator>
    <meta:creation-date>2016-03-11T08:28:02Z</meta:creation-date>
    <dc:date>2016-03-11T08:37:56Z</dc:date>
  </office:meta>
</office:document-meta>
</file>